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master-page-name="Standard">
      <style:paragraph-properties fo:text-align="justify" style:justify-single-word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zięki odcinkom, w których Twilight odwiedziła kilka światów alternatywnych, mniej więcej wiemy jak wyglądałaby Equestria w wypadku triumfu złoczyńców. Wieczna noc, polowanie na resztki ruchu oporu, wojna która wyniszcza cały kraj… Los nie do pozazdroszczenia, czyż nie? Na szczęście w opowiadaniach fanowskich wszystko jest możliwe – w tym przedstawienie wygranej złoli w odrobinę inny sposób. Taki o wiele przyjemniejszy.</text:p>
      <text:p text:style-name="P1"/>
      <text:p text:style-name="P1">Król Sombra wygrał. W ostatniej chwili udaje mu się doskoczyć do Kryształowego Serca, przy okazji powalając (poprzez wylądowanie na niej) księżniczkę Cadance. Twilight wciąż jest uwięziona w jego pałacu, Shining Armor ma magię zablokowaną przez kryształy, reszta kucyków z Equestrii jest bezsilna… Mroczny tyran ma tylko jeden problem – niezbyt wie, co teraz ma zrobić ze swoim sukcesem.</text:p>
      <text:p text:style-name="P1"/>
      <text:p text:style-name="P1">Mogłoby się wydawać, że taki temat będzie idealny na krótkiego one-shota, ale autor, użytkownik Dr Atlas, rozpisał to na całe siedem rozdziałów, mających łącznie 15,8 tysięcy słów. Z jednej strony udało mu się całkiem nieźle wypełnić opowiadanie treścią, ale z drugiej czuć, że jest to rozwleczone bardziej niż być powinno. Początkowy dowcip z coraz bardziej zdezorientowanym Sombrą mającym problemy ze zrozumieniem, że herosi dla odmiany przegrali, zaczyna się szybko przejadać. Na szczęście mniej więcej w połowie opowiadania sytuacja ulega sporej zmianie, dzięki czemu akcja znowu nabiera tempa… aż do momentu gdy ten konkretny żart również powoli przestaje śmieszyć. Sytuacja nuży nawet postacie występujące w fiku – może był to więc celowy zabieg?</text:p>
      <text:p text:style-name="P1"/>
      <text:p text:style-name="P1">Ze względu na zastosowany zabieg fabularny tylko i wyłącznie Sombra oraz inne czarne charaktery, które pojawiają się nieco później, zachowują się w sposób odmienny niż w serialu. Cała reszta postaci wydaje się być wprost wyjęta z któregoś z odcinków – i została całkiem nieźle oddana. Relacja między Shiningiem a Cadance, oparty o wiarę w przyjaźń i magię optymizm Twilight, chaotyczność Pinkie Pie… Wyszło to co najmniej poprawnie. Autor rozwija za to skrzydła przy naszym głównym bohaterze. Sombra został przeobrażony przez niego w idealną postać komediową – świadomą, że świat wokół niej jest dość dziwny, celowo zachowującą się jak złoczyńca (w końcu trzeba dbać o reputację) etc. Zły król upaja się swoim złym śmiechem, śpiewa piosenkę i z każdą chwilą robi się coraz bardziej zdziwiony, że bohaterowie nie są, wbrew wszelkim oczekiwaniom, w stanie go pokonać. </text:p>
      <text:p text:style-name="P1"/>
      <text:p text:style-name="P1">Czyta się to szybko i całkiem przyjemnie. Fakt, opowiadanie jest nieco przeciągnięte – ale to najpoważniejsza z jego wad. Każdy, kto lubi Sombrę albo komedyjki ze złoczyńcami powinien się zainteresować.</text:p>
      <text:p text:style-name="P1"/>
      <text:p text:style-name="P1"><text:a xlink:type="simple" xlink:href="https://www.fimfiction.net/story/216725/sowhat-do-i-do-now" text:style-name="ListLabel_20_1" text:visited-style-name="ListLabel_20_1"><text:span text:style-name="T1">https://www.fimfiction.net/story/216725/sowhat-do-i-do-now</text:span></text:a> </text:p>
      <text:p text:style-name="P1"/>
      <text:p text:style-name="P1"><text:a xlink:type="simple" xlink:href="https://derpibooru.org/1343198?q=king+sombra%2C+crystal+heart" text:style-name="ListLabel_20_1" text:visited-style-name="ListLabel_20_1"><text:span text:style-name="T1">https://derpibooru.org/1343198?q=king+sombra%2C+crystal+heart</text:span></text:a> - byłoby perfekcyjnie gdyby dało się z tego wykroić top, ale jeśli nie, to może...</text:p>
      <text:p text:style-name="P1"><text:a xlink:type="simple" xlink:href="https://derpibooru.org/1275218?q=king+sombra%2C+crystal+heart" text:style-name="ListLabel_20_1" text:visited-style-name="ListLabel_20_1"><text:span text:style-name="T1">https://derpibooru.org/1275218?q=king+sombra%2C+crystal+heart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406" meta:character-count="2895" meta:non-whitespace-character-count="2488"/>
    <meta:generator>LibreOfficeDev/6.0.5.2$Linux_X86_64 LibreOffice_project/</meta:generator>
  </office:meta>
</office:document-meta>
</file>